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931c6" officeooo:paragraph-rsid="002931c6"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2ffb3a" officeooo:paragraph-rsid="002ffb3a"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17748" officeooo:paragraph-rsid="00317748"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035b0b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03c8515" officeooo:paragraph-rsid="003c8515"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041038b" officeooo:paragraph-rsid="0041038b"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042e560" officeooo:paragraph-rsid="0042e560"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03c8515" officeooo:paragraph-rsid="003c8515" fo:background-color="#adff2f" style:font-weight-asian="bold" style:font-weight-complex="bold"/>
    </style:style>
    <style:style style:name="P10" style:family="paragraph" style:parent-style-name="Standard">
      <style:paragraph-properties fo:text-align="justify" style:justify-single-word="false"/>
      <style:text-properties fo:font-weight="normal" officeooo:paragraph-rsid="001bed83" style:font-weight-asian="normal" style:font-weight-complex="normal"/>
    </style:style>
    <style:style style:name="P11" style:family="paragraph" style:parent-style-name="Standard">
      <style:paragraph-properties fo:text-align="justify" style:justify-single-word="false"/>
      <style:text-properties fo:font-weight="normal" officeooo:paragraph-rsid="001cf721" style:font-weight-asian="normal" style:font-weight-complex="normal"/>
    </style:style>
    <style:style style:name="P12" style:family="paragraph" style:parent-style-name="Standard">
      <style:paragraph-properties fo:text-align="justify" style:justify-single-word="false"/>
      <style:text-properties fo:font-weight="normal" officeooo:paragraph-rsid="001cf721"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239a28" officeooo:paragraph-rsid="00239a28"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2931c6" officeooo:paragraph-rsid="002931c6"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2ffb3a" officeooo:paragraph-rsid="002ffb3a"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35b0b2" officeooo:paragraph-rsid="0035b0b2"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3c8515" officeooo:paragraph-rsid="003c8515"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41038b" officeooo:paragraph-rsid="0041038b"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42e560" officeooo:paragraph-rsid="0042e560"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2ffb3a" officeooo:paragraph-rsid="002ffb3a" fo:background-color="#ff4500" style:font-weight-asian="normal" style:font-weight-complex="normal"/>
    </style:style>
    <style:style style:name="P21" style:family="paragraph" style:parent-style-name="Standard">
      <style:paragraph-properties fo:text-align="justify" style:justify-single-word="false"/>
      <style:text-properties fo:font-weight="normal" officeooo:rsid="002931c6" officeooo:paragraph-rsid="002931c6" fo:background-color="#ff4500" style:font-weight-asian="normal" style:font-weight-complex="normal"/>
    </style:style>
    <style:style style:name="P22" style:family="paragraph" style:parent-style-name="Standard">
      <style:paragraph-properties fo:text-align="justify" style:justify-single-word="false"/>
      <style:text-properties fo:font-weight="normal" officeooo:rsid="003c8515" officeooo:paragraph-rsid="003c8515" fo:background-color="#adff2f" style:font-weight-asian="normal" style:font-weight-complex="normal"/>
    </style:style>
    <style:style style:name="P2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background-color="#adff2f" loext:char-shading-value="0"/>
    </style:style>
    <style:style style:name="T2" style:family="text">
      <style:text-properties fo:background-color="#adff2f" loext:char-shading-value="0"/>
    </style:style>
    <style:style style:name="T3" style:family="text">
      <style:text-properties fo:font-weight="normal" style:font-weight-asian="normal" style:font-weight-complex="normal"/>
    </style:style>
    <style:style style:name="T4" style:family="text">
      <style:text-properties fo:font-weight="normal" officeooo:rsid="0038c8ae" style:font-weight-asian="normal" style:font-weight-complex="normal"/>
    </style:style>
    <style:style style:name="T5" style:family="text">
      <style:text-properties fo:font-weight="normal" fo:background-color="#adff2f" loext:char-shading-value="0" style:font-weight-asian="normal" style:font-weight-complex="normal"/>
    </style:style>
    <style:style style:name="T6" style:family="text">
      <style:text-properties fo:font-weight="normal" fo:background-color="#00ffff" loext:char-shading-value="0" style:font-weight-asian="normal" style:font-weight-complex="normal"/>
    </style:style>
    <style:style style:name="T7" style:family="text">
      <style:text-properties fo:font-weight="bold" style:font-weight-asian="bold" style:font-weight-complex="bold"/>
    </style:style>
    <style:style style:name="T8" style:family="text">
      <style:text-properties fo:background-color="#ff4500" loext:char-shading-value="0"/>
    </style:style>
    <style:style style:name="T9" style:family="text">
      <style:text-properties officeooo:rsid="003f3bba"/>
    </style:style>
    <style:style style:name="T10" style:family="text">
      <style:text-properties fo:background-color="#00ffff" loext:char-shading-value="0"/>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licación de la selección genómica en la cría de animales de granja</text:p>
      <text:p text:style-name="P1"/>
      <text:p text:style-name="P10">La selección genómica (GS) es una innovación importante para las técnicas tradicionales de evaluación genética, que utiliza marcadores genéticos de alta densidad que cubren todo el genoma para calcular el valor genético estimado genómico (GEBV) de los individuos. <text:span text:style-name="T2"><office:annotation office:name="__Annotation__1_1662071612"><dc:creator>Autor desconocido</dc:creator><dc:date>2022-01-25T04:07:12.373666299</dc:date><text:p text:style-name="P23"><text:span text:style-name="T11">Con la GS se logra una mayor precisión.</text:span></text:p></office:annotation></text:span><text:span text:style-name="T2">En comparación con el valor genético estimado tradicional (EBV) basado en la información de pedigrí, GEBV generalmente logra una mayor precisión de estimación.</text:span><office:annotation-end office:name="__Annotation__1_1662071612"/><text:span text:style-name="T2"> </text:span><office:annotation office:name="__Annotation__3_1662071612"><dc:creator>Autor desconocido</dc:creator><dc:date>2022-01-25T04:08:26.377159399</dc:date><text:p text:style-name="P23"><text:span text:style-name="T11">Algunas ventajas de la GS.</text:span></text:p></office:annotation><text:span text:style-name="T2">Dado que el cálculo de GEBV puede ser independiente de los registros genealógicos y la información fenotípica, brinda la posibilidad de una selección temprana, lo que puede acortar en gran medida el intervalo generacional, mejorar el progreso genético y reducir el costo de reproducción de los animales agrícolas [5,6]</text:span>. <text:span text:style-name="T2">Además, GS también es más ventajoso para los rasgos que están limitados por el mejoramiento tradicional, como los rasgos de baja heredabilidad y los rasgos difíciles de medir.</text:span><office:annotation-end office:name="__Annotation__3_1662071612"/></text:p>
      <text:p text:style-name="P10"><text:span text:style-name="T2"/></text:p>
      <text:p text:style-name="P11"><text:span text:style-name="T2"><office:annotation office:name="__Annotation__9_1662071612"><dc:creator>Autor desconocido</dc:creator><dc:date>2022-01-25T04:12:11.070529484</dc:date><text:p text:style-name="P23"><text:span text:style-name="T11">Pasos de la GS.</text:span></text:p></office:annotation></text:span><text:span text:style-name="T2">GS generalmente incluye los siguientes pasos (Figura 1): Primero, se establece una población de referencia. Cada individuo en la población de referencia tiene un fenotipo y genotipo conocido, y cada SNP o cromosoma diferente se puede estimar a través de un modelo estadístico adecuado. Luego, el genotipo cada individuo en la población candidata, y use el valor del efecto SNP estimado en la población de referencia para calcular el GEBV de cada individuo en la población candidata, finalmente, los individuos se clasifican de acuerdo con la clasificación GEBV. Después de que los candidatos seleccionados completen el medición del desempeño, estos individuos pueden ser colocados en la población de referencia para volver a estimar el tamaño del efecto del SNP, y así sucesivamente.</text:span><office:annotation-end office:name="__Annotation__9_1662071612"/></text:p>
      <text:p text:style-name="P11"><text:span text:style-name="T2"/></text:p>
      <text:p text:style-name="P11"><text:span text:style-name="T2"><office:annotation office:name="__Annotation__531_1662071612"><dc:creator>Autor desconocido</dc:creator><dc:date>2022-01-25T04:18:24.427937507</dc:date><text:p text:style-name="P23"><text:span text:style-name="T11">Uso de chips de SNPs.</text:span></text:p></office:annotation></text:span><text:span text:style-name="T2">Con la popularidad de los chips SNP comerciales de alta densidad y la disminución del precio de la secuenciación de próxima generación, GS se ha utilizado cada vez más en la práctica de reproducción de otros animales y plantas agrícolas distintos de las vacas lecheras, como los cerdos (Sus scrofa) [ 7,8], pollo (Gallus gallus) [9, 10], animales acuáticos [11, 12], arroz (Oryzasativa) [13], maíz (Zea mays) [14], etc.</text:span><text:span text:style-name="T2"><office:annotation office:name="__Annotation__532_1662071612"><dc:creator>Autor desconocido</dc:creator><dc:date>2022-01-25T04:19:05.177160211</dc:date><text:p><text:span text:style-name="T11">El costo del chip sigue siendo un obstaculo, y debido a esto se suele reducir el tamaño de la población de referencia o reducir la densidad de los marcadores.</text:span></text:p></office:annotation></text:span><office:annotation-end office:name="__Annotation__531_1662071612"/><text:span text:style-name="T2"> Sin embargo, el costo del genotipado sigue siendo un obstáculo importante para la promoción y aplicación de la tecnología GS, y la mayoría de las empresas de mejoramiento se limitan a los costos de genotipado a largo plazo y no se atreven a aplicarlo a gran escala. La mayoría de los institutos o empresas que han realizado investigación en GS también están limitados por la inversión en genotipado, y tienen que reducir el coste reduciendo el tamaño de la población de referencia o reduciendo la densidad de marcadores.</text:span><office:annotation-end office:name="__Annotation__532_1662071612"/><text:span text:style-name="T2"> </text:span><text:span text:style-name="T2"><office:annotation office:name="__Annotation__543_1662071612"><dc:creator>Autor desconocido</dc:creator><dc:date>2022-01-25T04:21:15.643008363</dc:date><text:p text:style-name="P23"><text:span text:style-name="T11">Reducir la población de referencia y densidad de SNPs puede afectar la precisión de los EBV.</text:span></text:p></office:annotation></text:span><text:span text:style-name="T2">La población de referencia más pequeña o la densidad de marcadores más baja afecta en cierta medida la precisión de GEBV, lo que subestima el potencial de la tecnología GS en la cría de animales, pero dificulta la promoción y aplicación de esta tecnología. Por lo tanto, reducir el costo de la tipificación individual siempre ha sido uno de los puntos críticos de investigación en GS.</text:span><office:annotation-end office:name="__Annotation__543_1662071612"/></text:p>
      <text:p text:style-name="P12"/>
      <text:p text:style-name="P12"><text:span text:style-name="T1"><office:annotation office:name="__Annotation__568_1662071612"><dc:creator>Autor desconocido</dc:creator><dc:date>2022-01-25T04:27:54.557808904</dc:date><text:p text:style-name="P23"><text:span text:style-name="T11">Seleccionar el modelo de GS también es un punto importante.</text:span></text:p></office:annotation></text:span><text:span text:style-name="T1">Otra dirección de investigación importante de la tecnología GS es cómo seleccionar razonablemente el modelo y el algoritmo óptimos para las características genéticas del rasgo en sí mismo para mejorar la precisión de la estimación de GEBV.</text:span><text:span text:style-name="T1"><office:annotation office:name="__Annotation__583_1662071612"><dc:creator>Autor desconocido</dc:creator><dc:date>2022-01-25T04:31:14.168847294</dc:date><text:p text:style-name="P23"><text:span text:style-name="T11">Dos métodos de estimación de los EBV.</text:span></text:p></office:annotation></text:span><office:annotation-end office:name="__Annotation__568_1662071612"/><text:span text:style-name="T1"> Los métodos de estimación de GEBV basados ​​en marcadores de SNP de punto único comúnmente utilizados se dividen principalmente en dos categorías: una es calcular GEBV en función de los efectos de alelo estimados [15], como mínimos cuadrados, regresión aleatoria: mejor predicción lineal imparcial (regresión de cresta mejor predicción ) Predicción lineal imparcial, RR-BLUP), método bayesiano, etc.; el segundo tipo es usar marcadores SNP para construir una matriz de relación genómica (matriz GRM o G), y luego usar un modelo mixto lineal para estimar GEBV [16] , como el genoma El mejor método de predicción lineal imparcial (genómico mejor predicción lineal imparcial, GBLUP), GBLUP de un paso. Estos dos métodos tienen sus propias ventajas y desventajas, y tendrán diferentes efectos en diferentes personajes.</text:span><office:annotation-end office:name="__Annotation__583_1662071612"/> Como el número de individuos genotipificados se acumula en gran medida o la densidad de marcadores aumenta <text:soft-page-break/>considerablemente, el modelo estadístico tradicional basado en información de SNP de punto único no puede utilizar todos los datos de fenotipos individuales o toda la información de sitios de marcadores. Modelo Puede resolver este problema. Al integrar la información genómica de funciones conocidas, incluida la estructura del gen, las regiones de metilación, los sitios de unión reguladores del factor de transcripción, las regiones candidatas a la señal de selección, etc., en el modelo de predicción de GEBV con información de haplotipos, lo que mejora la precisión de GEBV [17].</text:p>
      <text:p text:style-name="P12"/>
      <text:p text:style-name="P12">En este documento, se revisa la estrategia de tipificación de SNP del genoma completo y el modelo de estimación de GEBV, y se presenta el estado actual de la aplicación de la tecnología GS en las principales razas de ganado y aves de corral.</text:p>
      <text:p text:style-name="P12"/>
      <text:p text:style-name="P13"><text:span text:style-name="T7">1. Elección de técnicas de tipificación de SNP en todo el genoma</text:span></text:p>
      <text:p text:style-name="P13"><text:span text:style-name="T7"/></text:p>
      <text:p text:style-name="P13"><text:span text:style-name="T7">1.1 Chips SNP de alta densidad</text:span></text:p>
      <text:p text:style-name="P13"><text:span text:style-name="T3"/></text:p>
      <text:p text:style-name="P13"><text:span text:style-name="T1"><office:annotation office:name="__Annotation__648_1662071612"><dc:creator>Autor desconocido</dc:creator><dc:date>2022-01-25T04:59:45.418379382</dc:date><text:p text:style-name="P23"><text:span text:style-name="T11">Características de los SNPs.</text:span></text:p></office:annotation></text:span><text:span text:style-name="T1">Como marcadores moleculares de tercera generación, los marcadores SNP tienen las características de gran cantidad, amplia distribución y estabilidad genética, y se usan ampliamente en el análisis de asociación de todo el genoma y la selección del genoma.</text:span><text:span text:style-name="T1"><office:annotation office:name="__Annotation__667_1662071612"><dc:creator>Autor desconocido</dc:creator><dc:date>2022-01-25T05:01:15.622097399</dc:date><text:p text:style-name="P23"><text:span text:style-name="T11">Dos eras en el uso de los SNPs.</text:span></text:p></office:annotation></text:span><office:annotation-end office:name="__Annotation__648_1662071612"/><text:span text:style-name="T1"> Las técnicas de tipificación de SNP se pueden dividir en dos eras: la era de la electroforesis en gel y la era del alto rendimiento. Los métodos principales en la era de la electroforesis en gel incluyen análisis de polimorfismo de longitud de fragmentos de restricción, análisis de ligación de oligonucleótidos, análisis de reacción en cadena de la polimerasa específica de alelo, análisis de polimorfismo de conformación de cadena única, análisis de electroforesis en gel de gradiente desnaturalizante. Espere. Aunque estas técnicas son aproximadamente las mismas que las de la era de alto rendimiento, se están eliminando gradualmente porque no se pueden automatizar y solo pueden realizar tipificación de SNP a pequeña escala. La tecnología de escritura SNP en la era de alto rendimiento está representada por chips SNP de alta densidad.La tecnología Infinium de Illumina y la tecnología Axiom de Affymetrix son actualmente las soluciones de chips SNP de alta densidad más populares.</text:span><office:annotation-end office:name="__Annotation__667_1662071612"/></text:p>
      <text:p text:style-name="P13"/>
      <text:p text:style-name="P13">El chip Illumina Infinium es un biochip BeadArray basado en microesferas. En primer lugar, en un sustrato de vidrio (llamado oblea), se graban una serie de orificios prolijamente dispuestos mediante fotograbado, y cada orificio tiene aproximadamente 3 μm de diámetro. lo suficientemente grande como para acomodar una perla (Figura 2A). Las microesferas son la parte central del chip y cientos de miles de fragmentos de ADN con la misma secuencia se acoplan a la superficie de cada microesfera. La longitud de estos fragmentos de ADN es de 73 bases y se divide en 2 regiones funcionales (Figura 2B).La secuencia de 23 bases cerca del lado de la perla se denomina secuencia de dirección, que es la secuencia de etiqueta que identifica la perla, que es equivalente a la perla número de ID (número de identificación); 50 bases lejos del final de la perla se denominan secuencias de sonda, que están diseñadas para un sitio SNP específico, y su función es realizar una hibridación complementaria con el ADN objetivo. Existe una correspondencia uno a uno entre las secuencias de dirección y las secuencias de sonda. En el proceso de producción de chips Illumina, cientos de miles de microesferas se mezclan de acuerdo con la proporción establecida y se rocían sobre el sustrato de vidrio, y las microesferas caen aleatoriamente en los pequeños orificios del sustrato. Se distinguieron diferentes genotipos por la señal fluorescente en el dNTP incorporado durante la extensión (Fig. 2C).</text:p>
      <text:p text:style-name="P13"/>
      <text:p text:style-name="P13">La fabricación del chip Affymetrix también se realiza mediante "fotograbado", es decir, las sondas de ADN se sintetizan en un sustrato de vidrio grande, los extremos 3' de las sondas se fijan en el sustrato de vidrio y se diseñan sondas con la misma secuencia para la mismo SNP (Fig. 3A). El chip de genotipado Affymetrix Axiom se basa en la reacción de ligación para la detección de genotipos: en <text:soft-page-break/>primer lugar, se diseñan 4 conjuntos de sondas cromogénicas, cada una de las cuales es A, C, G y T. Estas sondas tienen 9 bases de longitud, de las cuales solo las 3 ' La primera base de la sonda es específica, y las bases 2 a 9 están degeneradas; el extremo 5' de la sonda es una base C o G con una etiqueta de biotina, que eventualmente se teñirá con fluorescencia roja; el extremo 5' -extremo de la sonda cuyo extremo 3' es bases A o T tiene otra etiqueta, que finalmente será teñida con fluorescencia verde (Figura 3B). Tomando un sitio SNP con genotipo GT como ejemplo (Figura 3C), primero diseñe una sonda específica para este sitio SNP (conectada al chip a través de un grupo hidroxilo, también llamado "sonda de captura"), la sonda es perfecta base al lado del sitio SNP; cuando el ADN de la muestra se desnaturaliza, el ADN monocatenario se hibridará e hibridará con la sonda de captura; luego se agregan 4 sondas de color y se ligan con ligasa, porque la ligasa se liga a las pocas bases antes y después de que el sitio se identifique con precisión, por lo que solo la sonda cromogénica que es completamente complementaria al fragmento de ADN objetivo se ligará a la sonda de captura por la ligasa; después de que se completa la reacción de ligación, la sonda cromogénica libre se elimina por lavado, y luego teñido con reactivos de tintura marcados con fluorescencia; finalmente, escanee el chip en un escáner láser. Durante el proceso de escaneo, si ve que la luz emitida por la sonda es roja pura, puede juzgar la ubicación del sitio. El tipo SNP es tipo GG homocigoto; si la fluorescencia emitida es luz verde pura, entonces se puede juzgar que el SNP es homocigoto de tipo TT; si la luz emitida es roja y verde, y roja y verde Si la intensidad de la luz es similar, se puede juzgar que este sitio SNP es un heterocigoto de GT.</text:p>
      <text:p text:style-name="P13"/>
      <text:p text:style-name="P13"><text:span text:style-name="T1"><office:annotation office:name="__Annotation__708_1662071612"><dc:creator>Autor desconocido</dc:creator><dc:date>2022-01-25T05:16:16.949259424</dc:date><text:p text:style-name="P23"><text:span text:style-name="T11">Chips disponibles deforma comercial.</text:span></text:p></office:annotation></text:span><text:span text:style-name="T1">Actualmente, hay más de 30 chips SNP disponibles comercialmente para animales agrícolas con densidades que van desde 3 a 700K.</text:span><office:annotation-end office:name="__Annotation__708_1662071612"/> Tomando cerdos como ejemplo, hay 6 chips SNP comerciales con diferentes densidades, a saber, 3K, 10K, 55K, 62K, 68K y 650K, entre los cuales se encuentran el chip Illumina PorcineSNP60 v2 (64 232 SNP) y el chip GeneSeek PorcineSNP80 (68 528 SNP). los más comunes. <text:span text:style-name="T1"><office:annotation office:name="__Annotation__709_1662071612"><dc:creator>Autor desconocido</dc:creator><dc:date>2022-01-25T05:17:01.003582178</dc:date><text:p text:style-name="P23"><text:span text:style-name="T11">Chips no adecuados pa razas distintas a las que se usaron para diseñarlos (ascertainment bias).</text:span></text:p></office:annotation></text:span><text:span text:style-name="T1">Sin embargo, estos chips SNP están diseñados principalmente en base a los datos simplificados de secuenciación del genoma de razas de cerdo magras extranjeras (como Landrace, Large White, Duroc, Pietrain, etc.), y muchos de ellos no son aplicables a las razas locales en mi país.</text:span><office:annotation-end office:name="__Annotation__709_1662071612"/> <text:span text:style-name="T1"><office:annotation office:name="__Annotation__710_1662071612"><dc:creator>Autor desconocido</dc:creator><dc:date>2022-01-25T05:18:35.328735564</dc:date><text:p text:style-name="P23"><text:span text:style-name="T11">Chips personalizados como opción a lo anterior.</text:span></text:p></office:annotation></text:span><text:span text:style-name="T1">Por lo tanto, los microarreglos personalizados o los métodos de tipificación de SNP de genoma completo basados ​​en tecnología de secuenciación de próxima generación pueden ser una mejor opción para las aplicaciones de GS dirigidas a poblaciones específicas.</text:span><office:annotation-end office:name="__Annotation__710_1662071612"/></text:p>
      <text:p text:style-name="P13"><text:span text:style-name="T1"/></text:p>
      <text:p text:style-name="P2">1.2 Secuenciación simplificada del genoma</text:p>
      <text:p text:style-name="P2"/>
      <text:p text:style-name="P14"><text:span text:style-name="T8">En comparación con la resecuenciación del genoma completo, la secuenciación del genoma de representación reducida (RRGS) solo secuencia una parte muy pequeña del genoma, lo que no solo reduce el costo de la secuenciación, sino que también reduce en gran medida la complejidad biológica de los datos de secuenciación. tiempo requerido para el análisis de la información [19].</text:span> Una gran cantidad de literatura ha informado diferentes métodos simplificados de construcción de bibliotecas de secuenciación del genoma, como CroPS (reducción de la complejidad de secuencias polimórficas), RRL (bibliotecas de representación reducida), RAD-seq (secuenciación de ADN asociada al sitio de restricción), MSG (genotipado de escopeta multiplexado) , GBS (genotipado por secuenciación), 2b-RAD (doble digestión RAD-seq), GGRS (genotipado por reducción y secuenciación del genoma) [29], etc., todos ellos basados ​​en endonucleasas de restricción adecuadas El genoma se digirió con enzimas, y luego se conectaron las secuencias adaptadoras requeridas por la plataforma de secuenciación de próxima generación, y luego se seleccionaron los productos de ligación dentro de un cierto rango de longitud para la secuenciación. <text:span text:style-name="T8">GBS, ddGBS y RAD-seq son actualmente los tres métodos simplificados de secuenciación del genoma más populares, y su principal diferencia radica en si la selección de fragmentos se realiza después de la ligadura del adaptador y si la selección de fragmentos se realiza después de la PCR [30]</text:span>.</text:p>
      <text:p text:style-name="P14"><text:soft-page-break/></text:p>
      <text:p text:style-name="P14">El proceso experimental de GBS propuesto por primera vez por Elshire et al. es el siguiente: usar enzimas de restricción para cortar los genomas de todos los individuos y luego conectar los adaptadores mediante una reacción de ligación (GBS usa dos tipos de adaptadores: uno contiene un extremo del sitio de unión de secuenciación y la "etiqueta"). ”adaptador; el otro tipo es un adaptador común que solo contiene el sitio de unión de secuenciación en el otro extremo); después de la reacción de ligación, se obtendrán tres tipos de fragmentos, a saber, el fragmento con adaptadores de "etiqueta" conectados en ambos extremos, y los adaptadores ordinarios con ambos extremos conectados Fragmentos adaptadores y fragmentos con un adaptador de "etiqueta" en un extremo y un adaptador común en el otro extremo; mezcle todos los fragmentos de muestra ligados, solo la longitud del fragmento es menos de 1000 pb y los dos extremos están conectados respectivamente con un adaptador de "etiqueta" y un adaptador común. Este paso en realidad descartará muchos fragmentos, pero los fragmentos restantes aún pueden satisfacer las necesidades de la mayoría de las investigaciones; finalmente, los fragmentos amplificados son secuenciado. <text:span text:style-name="T8">En comparación con otras tecnologías simplificadas de secuenciación del genoma, GBS tiene pasos de construcción de bibliotecas relativamente simples, lo que elimina los pasos que incluyen la interrupción aleatoria mecánica, la selección de longitud de fragmentos, la reparación final, etc., lo que ahorra mucho mano de obra y recursos materiales, y puede usarse en un experimento. Secuenciación simultánea de un gran número de muestras. La tecnología GBS es adecuada para especies con genomas de referencia de alta calidad; para especies sin genomas de referencia, el empalme de novo también se puede utilizar para desarrollar marcadores utilizando los fragmentos empalmados como secuencias de referencia. Los loci SNP obtenidos mediante la tecnología de tipificación GBS suelen tener mejor polimorfismo en la población objetivo, a diferencia de los chips SNP de alta densidad que solo pueden detectar loci específicos de forma fija. Esta característica hace que esta técnica sea ideal para tipificar variedades locales chinas o cepas altamente purificadas, lo que resulta en una mayor cantidad de información.</text:span></text:p>
      <text:p text:style-name="P14"><text:span text:style-name="T8"/></text:p>
      <text:p text:style-name="P3">1.3 Resecuenciación del genoma</text:p>
      <text:p text:style-name="P15"/>
      <text:p text:style-name="P15"><text:span text:style-name="T8">La resecuenciación del genoma completo (WGS) es un método de secuenciación que realiza la secuenciación del genoma completo de individuos cuyas secuencias genómicas de referencia se conocen y analiza las diferencias de secuencia a nivel individual o de población. Con la reducción del costo de la secuenciación de próxima generación y la mejora de las secuencias genómicas de referencia del ganado y las aves de corral, la resecuenciación del genoma se ha convertido en el método más rápido y completo para identificar y detectar la variación genética de la población.</text:span> <text:span text:style-name="T8">En comparación con los chips SNP de alta densidad o la secuenciación genómica simplificada, los métodos de resecuenciación genómica pueden extraer de manera integral las diferencias de secuencias de genes y las variaciones estructurales, identificar y detectar sitios de mutación relacionados con características económicas importantes a nivel de todo el genoma y tener un gran valor científico e industrial. valor. Mediante la resecuenciación del genoma se puede encontrar una gran cantidad de variaciones genéticas, como SNP, variación del número de copias (CNV), eliminación de inserción (InDel) y variación estructural (SV).</text:span> Dado que el precio de secuenciación actual es relativamente alto, la principal estrategia de secuenciación es reducir el multiplicador de secuenciación, generalmente 0.1-2x, es decir, resecuenciación de baja cobertura. Hickey [31] propuso el concepto de GS2.0 en 2013 para distinguir GS1.0 basado en chips SNP de alta densidad, y creía que era posible obtener cada individuo mediante la resecuenciación de cobertura baja de millones de animales, combinado con tecnología de relleno de genotipo. .Casi toda la variación genética sobre el genoma. GS2.0 puede descubrir una gran cantidad de QTL o QTN estrechamente vinculados a rasgos, lo que puede mejorar en gran medida la precisión de la selección del genoma.</text:p>
      <text:p text:style-name="P15"/>
      <text:p text:style-name="P15"><text:soft-page-break/>Existe otra estrategia para GS basada en la resecuenciación del genoma (Fig. 4), que consiste en realizar primero una resecuenciación de cobertura media-alta de 10-30x en individuos con mayor contribución genética en la población, y luego combinar la tecnología de estimación de haplotipos para construir el Biblioteca de haplotipos: para la mayoría de los individuos, se utilizan chips SNP de alta densidad o tecnología de secuenciación genómica simplificada para tipificar, y la variación genética de todo el genoma se obtiene mediante el llenado de genotipos, que se utiliza para la predicción de GEBV.</text:p>
      <text:p text:style-name="P15"/>
      <text:p text:style-name="P20">Aunque actualmente están sujetos a presiones de costos y análisis de datos, los métodos GS basados ​​en la resecuenciación del genoma aún se encuentran en la etapa de investigación. Sin embargo, con el desarrollo de la tecnología de secuenciación de próxima generación, los métodos GS basados ​​en la resecuenciación del genoma completo se convertirán gradualmente en los principales medios técnicos.</text:p>
      <text:p text:style-name="P15"/>
      <text:p text:style-name="P4">1.4 Elección de técnicas de tipeo en aplicaciones GS</text:p>
      <text:p text:style-name="P14"/>
      <text:p text:style-name="P14">El chip SNP de alta densidad utiliza las secuencias que flanquean los sitios SNP conocidos para diseñar sondas.Después de inmovilizar y sintetizar las sondas en el chip, el ADN de la muestra que se va a determinar se hibrida con el chip y la señal fluorescente se escanea para identificar los sitios SNP genotipo. La secuenciación simplificada del genoma utiliza endonucleasas de restricción para cortar el ADN genómico y luego enriquece los productos de digestión parcial para el siguiente paso de secuenciación e identifica información de variación genética como SNP a través del análisis de los datos de secuenciación, porque los sitios de restricción de la misma especie son comparado Es estable, por lo que las regiones secuenciadas finales de diferentes individuos son básicamente las mismas. Ambas técnicas son métodos rentables de tipificación de SNP en todo el genoma, la principal diferencia es que los chips SNP de alta densidad solo detectan loci SNP conocidos para determinar el genotipo de la muestra en este locus, por lo que es necesario conocer la especie de antemano. Información del polimorfismo SNP del genoma (generalmente de la resecuenciación a gran escala) y luego examinar los SNP para diseñar micromatrices. Es decir, los chips SNP de alta densidad solo pueden escribir loci SNP existentes, pero no pueden encontrar nuevos SNP [32]. Si bien la secuenciación simplificada del genoma es esencialmente secuenciación, incluso si esta especie no tiene ninguna información de SNP conocida, la tipificación de SNP del genoma completo se puede realizar mediante la secuenciación simplificada del genoma. En términos de precio, el precio unitario de los chips SNP de alta densidad oscila entre varios cientos y varios miles de RMB, dependiendo principalmente de la cantidad de personalización y la densidad del sitio. El precio unitario de la secuenciación simplificada del genoma suele ser inferior al de los arreglos de SNP y depende principalmente del tamaño del genoma de la especie estudiada y de la endonucleasa elegida. Gorjanc y otros [33] creían que en las poblaciones segregantes biparentales de cultivos, la secuenciación GBS tan baja como 1x puede obtener la misma precisión que la matriz SNP, pero su costo es solo la mitad de la matriz SNP.</text:p>
      <text:p text:style-name="P14"/>
      <text:p text:style-name="P21">Las matrices SNP de alta densidad y la secuenciación simplificada del genoma tienen sus propias ventajas. A medida que los precios de la secuenciación siguen bajando y el análisis bioinformático se simplifica, la resecuenciación del genoma completo basada en la tecnología de secuenciación de próxima generación para la identificación y tipificación de SNP se volverá cada vez más popular, especialmente para algunas especies que no son modalidades sin microarreglos estandarizados. Por supuesto, también es posible seleccionar 20-30 individuos representativos para la resecuenciación para obtener un conjunto de datos de SNP representativos de esta población y utilizar estos datos para diseñar micromatrices para realizar genotipado a gran escala "barato". Sin embargo, cuando se encuentran especies sin micromatrices estandarizadas, la secuenciación es, sin duda, la mejor opción. Incluso para algunos organismos modelo con matrices estandarizadas, la resecuenciación del genoma <text:soft-page-break/>completo suele ser una mejor opción. La secuenciación simplificada del genoma es una buena alternativa en los casos en que la densidad de las matrices de SNP comerciales no es suficiente, porque incluso si solo se secuencia una pequeña parte del genoma, se pueden obtener fácilmente cientos de miles de marcadores de SNP. En las razas de cerdos endémicas, las matrices de SNP de alta densidad también tienen sus limitaciones. Tomando los cerdos tibetanos como ejemplo, el chip PorcineSNP60 no es ideal, porque todos los loci SNP en el chip se seleccionan de razas comunes, y estos loci son menos polimórficos en subespecies especiales como los cerdos tibetanos. Por lo tanto, la secuenciación simplificada del genoma o la resecuenciación del genoma completo serán más eficaces que los microarrays. En conclusión, en un estudio específico, un esquema de tipificación de SNP de todo el genoma debe seleccionarse caso por caso. Con la reducción continua de los precios de la secuenciación, la secuenciación seguirá erosionando el espacio de mercado de los chips y se convertirá en una tendencia.</text:p>
      <text:p text:style-name="P21"/>
      <text:p text:style-name="P5">2 Elección del modelo de análisis estadístico</text:p>
      <text:p text:style-name="P5"/>
      <text:p text:style-name="P5">2.1 método bayesiano</text:p>
      <text:p text:style-name="P5"><text:span text:style-name="T3"/></text:p>
      <text:p text:style-name="P5"><text:span text:style-name="T5"><office:annotation office:name="__Annotation__1101_1662071612"><dc:creator>Autor desconocido</dc:creator><dc:date>2022-01-25T06:51:15.734541015</dc:date><text:p text:style-name="P23"><text:span text:style-name="T11">Propuesta inicial de la teoría de la GS mediante métodos bayesianos (BayesAy BayesB).</text:span></text:p></office:annotation></text:span><text:span text:style-name="T5">Cuando Meuwissen y otros [1] propusieron por primera vez la teoría GS, proporcionaron dos métodos bayesianos (Bayesian) para resolver el problema de que el número de marcadores SNP suele ser mucho mayor que el de los registros de fenotipo, a saber, BayesA y BayesB.</text:span><office:annotation-end office:name="__Annotation__1101_1662071612"/><text:span text:style-name="T3"> </text:span><text:span text:style-name="T5"><office:annotation office:name="__Annotation__1130_1662071612"><dc:creator>Autor desconocido</dc:creator><dc:date>2022-01-25T06:52:53.927234952</dc:date><text:p text:style-name="P23"><text:span text:style-name="T11">Características de BayesA.</text:span></text:p></office:annotation></text:span><text:span text:style-name="T5">BayesA asume que todos los loci SNP tienen efectos, y que la varianza de todos los efectos SNP obedece a la distribución normal de la distribución chi-cuadrada inversa de escala, y los dos parámetros, el grado de libertad y el parámetro de escala, están directamente relacionados con la estructura genética y puede determinar la estructura genética Y estos dos parámetros se dan de antemano. BayesA utiliza el método MCMC (Markov Chain Monte Carlo Method) para construir una cadena de muestreo de Gibbs para resolver el efecto de etiquetado en el modelo.</text:span><office:annotation-end office:name="__Annotation__1130_1662071612"/><text:span text:style-name="T3"> </text:span><text:span text:style-name="T5"><office:annotation office:name="__Annotation__1131_1662071612"><dc:creator>Autor desconocido</dc:creator><dc:date>2022-01-25T06:54:11.799234314</dc:date><text:p text:style-name="P23"><text:span text:style-name="T11">Características de BayesB.</text:span></text:p></office:annotation></text:span><text:span text:style-name="T5">BayesB difiere de BayesA en los supuestos anteriores sobre los efectos SNP. BayesA supone que todos los SNP tienen efectos, mientras que BayesB supone que solo un pequeño número de sitios marcadores tienen efectos, y la mayoría de los otros segmentos cromosómicos tienen 0 efectos (la proporción de sitios sin efecto es π); este pequeño número de sitios efectivos , Su varianza del efecto sigue la misma distribución que BayesA. La proporción de sitios efectivos en BayesB (1-π) está predeterminada en el modelo, generalmente alrededor de 0.05. A diferencia de BayesA, BayesB usa una distribución mixta como el anterior de la varianza del efecto del marcador, por lo que es difícil construir la distribución posterior condicional completa del efecto del marcador y la varianza, por lo que BayesB usa el muestreo MH (Metropolis-Hasting) para muestrear conjuntamente el efecto y la varianza del marcador. .</text:span><office:annotation-end office:name="__Annotation__1131_1662071612"/></text:p>
      <text:p text:style-name="P5"><text:span text:style-name="T3"/></text:p>
      <text:p text:style-name="P5"><text:span text:style-name="T5"><office:annotation office:name="__Annotation__1196_1662071612"><dc:creator>Autor desconocido</dc:creator><dc:date>2022-01-25T07:06:38.135608178</dc:date><text:p text:style-name="P23"><text:span text:style-name="T11">Se han propuesto varios modelos bayesianos con base en los dos iniciales BayesA y BayesB.</text:span></text:p></office:annotation></text:span><text:span text:style-name="T5">Sobre la base de los dos modelos bayesianos propuestos por Meuwissen, los investigadores han propuesto una variedad de modelos bayesianos para la estimación de GEBV.</text:span><office:annotation-end office:name="__Annotation__1196_1662071612"/><text:span text:style-name="T3"> El modelo BayesC [34] usa la distribución mixta como la distribución previa del efecto marcador, pero en el modelo BayesC, π es desconocido y necesita ser resuelto en el modelo, y otros son iguales a BayesB. Habier et al., también propusieron los métodos BayesCπ y BayesDπ: la principal diferencia entre BayesCπ y BayesC es que BayesCπ asume que las varianzas del efecto de los SNP efectivos son las mismas, mientras que BayesC asume que sus varianzas del efecto son diferentes. La mayor mejora de BayesC y BayesCπ sobre BayesA y BayesB radica en la estimación de la proporción π de sitios SNP sin efecto en el modelo [16,35]. BayesDπ [34] asume que el valor de π obedece a la distribución uniforme de U[0,1] en el modelo, y además necesita resolver el parámetro de escala, asume que la distribución previa del parámetro de escala es Gamma(1,1) y su distribución posterior La distribución también es una distribución Gamma y se puede muestrear directamente desde la distribución posterior. Bayes LASSO (Least Absolute Shrin-kage and Selection Operator) [36~40] asume que el efecto del marcador SNP </text:span><text:soft-page-break/><text:span text:style-name="T3">obedece a la distribución de Laplace, y la distribución L</text:span><text:span text:style-name="T4">a</text:span><text:span text:style-name="T3">palace es equivalente a una distribución normal cuya varianza obedece a una distribución exponencial. La distribución de Laplace comparte las mismas características que la distribución t de Student del efecto marcador SNP supuesto de BayesA: tiene una probabilidad de dos colas más pesada que la distribución normal. Además de LASSO, también existen métodos EN (Elasticnet) [41] comúnmente utilizados en la regresión lineal de datos de alta dimensión. Ambos métodos agregan restricciones a la función de penalización y, al mismo tiempo, realizan la selección de variables y la estimación de parámetros, que puede combinar muchas variables El efecto se comprime a (cerca de) 0. Una estrategia de extensión de Bayes LASSO en la aplicación del algoritmo GS es utilizar la distribución normal generalizada como marcador de efecto previo. La idea de Bayes LASSO es la misma que la de BayesA, la diferencia es que asume que el efecto marcador obedece a otra distribución, la distribución de Laplace, por lo que la distribución posterior del efecto marcador cambia en consecuencia.</text:span></text:p>
      <text:p text:style-name="P5"><text:span text:style-name="T3"/></text:p>
      <text:p text:style-name="P16">Otros métodos bayesianos como Bayes SSVS [42], fBayesB [43], wBSR [44], BAL/IAL [45], emBayesR [46], EBL [47], BayesRS [48] y Bayes TA [49], etc. en adelante, todos transforman la hipótesis previa en el modelo y optimizan los parámetros del modelo en base a investigaciones previas, con el fin de encontrar el modelo hipotético y los parámetros más adecuados para la población. <text:span text:style-name="T1">En la actualidad, los algoritmos bayesianos más utilizados siguen siendo BayesA, BayesB, BayesCπ y Bayes LASSO, debido a que sus resultados de cálculo son estables y tienen una alta precisión de estimación de GEBV. En una palabra, basado en el método bayesiano clásico, el algoritmo mejorado del método bayesiano y su estrategia de optimización de parámetros se centran en mejorar la precisión de la estimación de GEBV. Las suposiciones del modelo y los métodos de optimización de parámetros hicieron que GEBV fuera más valioso para el mejoramiento.</text:span></text:p>
      <text:p text:style-name="P16"><text:span text:style-name="T1"/></text:p>
      <text:p text:style-name="P6">2.2 método GBLUP</text:p>
      <text:p text:style-name="P6"/>
      <text:p text:style-name="P17"><text:span text:style-name="T1"><office:annotation office:name="__Annotation__1333_1662071612"><dc:creator>Autor desconocido</dc:creator><dc:date>2022-01-25T07:23:48.029095539</dc:date><text:p text:style-name="P23"><text:span text:style-name="T11">El método GBLUP como forma de estimar los EVB.</text:span></text:p></office:annotation></text:span><text:span text:style-name="T1">Otra forma de estimar el GEBV es reemplazar la matriz de relación molecular (NRM o matriz A) construida en base a la información genealógica mediante la construcción de una matriz de relación genómica (matriz G) y luego usar la mejor predicción lineal imparcial (mejor predicción lineal imparcial). , BLUP) estima directamente GEBV, es decir, el método GBLUP.</text:span><office:annotation-end office:name="__Annotation__1333_1662071612"/><office:annotation office:name="__Annotation__1334_1662071612"><dc:creator>Autor desconocido</dc:creator><dc:date>2022-01-25T07:24:57.643533580</dc:date><text:p text:style-name="P23"><text:span text:style-name="T11">Forma de calcular la matriz G.</text:span></text:p></office:annotation> <text:span text:style-name="T1">VanRaden [16] propuso un método para construir una matriz G, que codifica el genotipo SNP, el genotipo homocigoto se codifica como 1 y −1, y el genotipo heterocigoto es 0, suponiendo que pi es el segundo alelo del sitio i. La frecuencia de del gen, luego se resta el valor codificado de cada genotipo del valor medio correspondiente 2 × (pi-0.5) cuando se encuentra en equilibrio de Hardy-Weinberg (HWE) para obtener la matriz Z, según la fórmula ( 1-1) puede calcular la matriz G:</text:span><office:annotation-end office:name="__Annotation__1334_1662071612"/></text:p>
      <text:p text:style-name="P6"/>
      <text:p text:style-name="P9">…</text:p>
      <text:p text:style-name="P9"/>
      <text:p text:style-name="P22"><office:annotation office:name="__Annotation__1374_1662071612"><dc:creator>Autor desconocido</dc:creator><dc:date>2022-01-25T07:27:42.506127758</dc:date><text:p text:style-name="P23"><text:span text:style-name="T11">La ecuación del modelo mixto (MME).</text:span></text:p></office:annotation>Los valores genéticos se resuelven según la ecuación del modelo mixto (MME):</text:p>
      <text:p text:style-name="P22"/>
      <text:p text:style-name="P22">…</text:p>
      <text:p text:style-name="P22"/>
      <text:p text:style-name="P22">Entre ellos, G-1 es la matriz inversa de la matriz de relación del genoma G, … .<office:annotation-end office:name="__Annotation__1374_1662071612"/></text:p>
      <text:p text:style-name="P22"/>
      <text:p text:style-name="P22"><office:annotation office:name="__Annotation__1418_1662071612"><dc:creator>Autor desconocido</dc:creator><dc:date>2022-01-25T07:33:39.567337239</dc:date><text:p text:style-name="P23"><text:span text:style-name="T11">Diferencias entre modelos bayesianos y GBLUP.</text:span></text:p></office:annotation>En comparación con el método bayesiano, GBLUP no necesita usar la población de referencia para estimar el efecto del marcador SNP y luego calcular el GEBV; en su lugar, puede colocar directamente a individuos fenotipados y no fenotipados en el mismo modelo, y al mismo tiempo estimar la expresión del fenotipo, GEBV, y su precisión en individuos fenotípicos y <text:span text:style-name="T9">no </text:span>fenotípicos [50]. En términos de velocidad computacional, GBLUP es mucho más rápido que el método de Bayes, por lo que es más <text:soft-page-break/>adecuado para obtener rápidamente GEBV. <text:span text:style-name="T9">E</text:span>n aplicaciones de campo Azevedo y otros [52] compararon la precisión entre GBLUP y varios LASSO de Bayes mejorados, , estimación GEBV de diferentes rasgos de base genética, GBLUP se consideró el mejor en general, seguido de BayesA o BayesB.</text:p>
      <text:p text:style-name="P22"><office:annotation-end office:name="__Annotation__1418_1662071612"/></text:p>
      <text:p text:style-name="P7">2.3 GBLUP de un solo paso</text:p>
      <text:p text:style-name="P7"/>
      <text:p text:style-name="P7"><office:annotation office:name="__Annotation__1503_1662071612"><dc:creator>Autor desconocido</dc:creator><dc:date>2022-01-25T07:42:05.417161851</dc:date><text:p text:style-name="P23"><text:span text:style-name="T11">El ssGBLUP es una combinación del BLUP y GBLUP. La matriz G y A es reemplazada por la matriz H.</text:span></text:p></office:annotation><text:span text:style-name="T6">El modelo GBLUP de un solo paso (GBLUP de un solo paso, ssGBLUP) es una combinación del método BLUP tradicional basado en información de pedigrí y el método GBLUP basado en información de marcadores SNP, y su forma de modelo no es diferente de los métodos BLUP y GBLUP. Como en la fórmula (1-2), ssGBLUP reemplaza la matriz G en GBLUP con la matriz H, de modo que los individuos sin genotipo y los individuos con genotipos se colocan en el mismo modelo para estimar EBV o GEBV, la estructura de la matriz H como la fórmula ( 1-3)</text:span><office:annotation-end office:name="__Annotation__1503_1662071612"/>:</text:p>
      <text:p text:style-name="P7"/>
      <text:p text:style-name="P7">…</text:p>
      <text:p text:style-name="P7"/>
      <text:p text:style-name="P18"><text:span text:style-name="T10">Entre ellos, A11 y A22 son la matriz de relaciones moleculares entre individuos sin genotipo e individuos con genotipo basados ​​en información de pedigrí, respectivamente, y G es la matriz de relaciones genómicas entre individuos con genotipo. A través de la matriz H, la matriz G de individuos con genotipos y la matriz A basada en información de pedigrí se combinan en el mismo modelo, y GS puede integrarse orgánicamente con métodos tradicionales de evaluación genética.</text:span> Para la solución de ssGBLUP, el sistema de ecuaciones MME también se puede usar para resolver, simplemente reemplace la matriz G-1 con la matriz H-1 [53 ~ 55]:</text:p>
      <text:p text:style-name="P18"/>
      <text:p text:style-name="P18">….</text:p>
      <text:p text:style-name="P18"/>
      <text:p text:style-name="P18">Entre ellos, ω es un factor de ponderación, que representa la proporción de efectos genéticos aditivos que no pueden ser capturados por la información del marcador SNP; el valor de ω depende principalmente de la proporción de varianza genética explicada por los marcadores SNP, que se puede determinar estimando la varianza componentes, o tratando de Diferentes valores determinan los parámetros óptimos [56 ~ 58].</text:p>
      <text:p text:style-name="P18"/>
      <text:p text:style-name="P18"><office:annotation office:name="__Annotation__1593_1662071612"><dc:creator>Autor desconocido</dc:creator><dc:date>2022-01-25T07:53:04.880809186</dc:date><text:p text:style-name="P23"><text:span text:style-name="T11">El ssGBLUP combina los datos de pedirí y fenotipo de individuos sin genotipo con la infomación genómica de individuos con genotipo, mejorando así la precisión.</text:span></text:p></office:annotation><text:span text:style-name="T10">ssGBLUP resuelve eficazmente el problema de cómo hacer un uso completo de los datos históricos de los registros fenotípicos existentes en la implementación de GS en ganado y aves de corral, y se usa ampliamente en la práctica de cría [58,59]. Debido a que la mayoría de los grupos de mejoramiento tienen registros fenotípicos y genealógicos ricos y detallados, pero limitados por factores como la financiación, la mano de obra y el tiempo, es difícil genotipar a todos los individuos, especialmente para algunos individuos antiguos porque no hay muestras de tejido de ADN. ssGBLUP puede combinar los datos de pedigrí y fenotipo de individuos sin genotipo con la información genómica de individuos con genotipo [60,61], lo que mejorará en gran medida la precisión de la selección del genoma.</text:span><office:annotation-end office:name="__Annotation__1593_1662071612"/><text:span text:style-name="T1"> </text:span>Christensen y otros [58] analizaron la precisión de la selección del genoma para las dos características de aumento de peso diario y tasa de conversión alimenticia en poblaciones de cerdos Duroc 2668. Los resultados mostraron que el modelo de características múltiples ssGBLUP tenía la precisión más alta, que era 16 más más preciso que el método BLUP convencional. %. Tsuruta et al.[62] utilizaron 7 860 183 vacas American Holstein con registros de pedigrí y fenotipo y 17 293 individuos con datos de genotipo para analizar 18 rasgos de vacas Holstein, y los resultados también demostraron que la precisión de ssGBLUP es significativamente mayor que el método BLUP convencional .</text:p>
      <text:p text:style-name="P18"/>
      <text:p text:style-name="P8">3. Aplicación de GS en Ganadería y Avicultura</text:p>
      <text:p text:style-name="P8"><text:soft-page-break/></text:p>
      <text:p text:style-name="P8">…</text:p>
      <text:p text:style-name="P8"/>
      <text:p text:style-name="P8">4 perspectiva</text:p>
      <text:p text:style-name="P8"/>
      <text:p text:style-name="P19">Como nuevo método de evaluación genética para ganado y aves de corral, GS tiene ventajas obvias sobre el método BLUP tradicional. A medida que disminuya el costo de la determinación del genotipo, se espera que la tecnología GS se utilice ampliamente en las grandes empresas nacionales de mejoramiento. Debido al escaso polimorfismo de los chips SNP existentes en poblaciones específicas, cada vez más estudios y aplicaciones han comenzado a utilizar chips SNP personalizados de alta densidad, como el chip Porcine SNP55K de cerdos, que también se ha informado en pollos de engorde, ganado vacuno y ponedoras. gallinas y otras especies. . Con la caída del precio de la secuenciación de próxima generación, las ventajas de GS basadas en la tecnología de secuenciación de próxima generación son cada vez más obvias. La tecnología GS basada en la secuenciación de próxima generación se enfrenta principalmente a los problemas de precisión de escritura y puntualidad del análisis.El establecimiento del proceso de análisis inteligente y el desarrollo de software basado en la tecnología de "aceleración de hardware". Como el número de individuos genotipados se acumula en gran medida o la densidad del marcador aumenta considerablemente, el modelo de estimación GEBV basado en SNP de un solo punto que se usa comúnmente en la actualidad tendrá limitaciones, y el modelo estadístico basado en información de haplotipos puede convertirse en una dirección de investigación futura. Además, aumentará la aplicación de agregar efectos dominantes, efectos epistáticos y efectos de impresión en modelos estadísticos [74]. Finalmente, con el auge actual en el desarrollo de equipos inteligentes para la agricultura y la ganadería, las aplicaciones de GS deben integrarse en los procedimientos de rutina lo antes posible desde la recolección de muestras requerida, la determinación del fenotipo, el análisis de datos, la selección individual y la retención de "granjas de reproducción". laboratorio → granja de cría". En la producción de cría, acelerar la aplicación de GS en la cría de anim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5T03:56:15.013352100</meta:creation-date>
    <meta:generator>LibreOffice/6.0.7.3$Linux_X86_64 LibreOffice_project/00m0$Build-3</meta:generator>
    <dc:date>2022-01-25T08:09:29.092744535</dc:date>
    <meta:editing-duration>PT3H41M45S</meta:editing-duration>
    <meta:editing-cycles>45</meta:editing-cycles>
    <meta:document-statistic meta:table-count="0" meta:image-count="0" meta:object-count="0" meta:page-count="9" meta:paragraph-count="46" meta:word-count="5492" meta:character-count="34394" meta:non-whitespace-character-count="28935"/>
  </office:meta>
</office:document-meta>
</file>